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bold" officeooo:rsid="001070ed" officeooo:paragraph-rsid="001070ed" style:font-weight-asian="bold" style:font-weight-complex="bold"/>
    </style:style>
    <style:style style:name="P2" style:family="paragraph" style:parent-style-name="Standard">
      <style:text-properties fo:font-size="12pt" fo:font-weight="bold" officeooo:rsid="00376281" officeooo:paragraph-rsid="00376281" style:font-weight-asian="bold" style:font-weight-complex="bold"/>
    </style:style>
    <style:style style:name="P3" style:family="paragraph" style:parent-style-name="Standard">
      <style:text-properties fo:font-size="12pt" officeooo:rsid="001070ed" officeooo:paragraph-rsid="001070ed"/>
    </style:style>
    <style:style style:name="P4" style:family="paragraph" style:parent-style-name="Standard">
      <style:text-properties fo:font-size="12pt" officeooo:rsid="0013819e" officeooo:paragraph-rsid="0013819e"/>
    </style:style>
    <style:style style:name="P5" style:family="paragraph" style:parent-style-name="Standard">
      <style:text-properties fo:font-size="12pt" officeooo:rsid="00143520" officeooo:paragraph-rsid="00143520"/>
    </style:style>
    <style:style style:name="P6" style:family="paragraph" style:parent-style-name="Standard">
      <style:text-properties fo:font-size="12pt" officeooo:rsid="0014d931" officeooo:paragraph-rsid="0014d931"/>
    </style:style>
    <style:style style:name="P7" style:family="paragraph" style:parent-style-name="Standard">
      <style:text-properties fo:font-size="12pt" officeooo:rsid="00164164" officeooo:paragraph-rsid="00368d1d"/>
    </style:style>
    <style:style style:name="P8" style:family="paragraph" style:parent-style-name="Standard">
      <style:text-properties fo:font-size="12pt" fo:font-weight="normal" officeooo:rsid="0016e215" officeooo:paragraph-rsid="00376281" style:font-weight-asian="normal" style:font-weight-complex="normal"/>
    </style:style>
    <style:style style:name="P9" style:family="paragraph" style:parent-style-name="Standard">
      <style:text-properties fo:font-size="12pt" fo:font-weight="normal" officeooo:rsid="001f2417" officeooo:paragraph-rsid="001f2417" style:font-weight-asian="normal" style:font-weight-complex="normal"/>
    </style:style>
    <style:style style:name="P10" style:family="paragraph" style:parent-style-name="Standard">
      <style:text-properties fo:font-size="12pt" fo:font-weight="normal" officeooo:rsid="001f2417" officeooo:paragraph-rsid="00218d2d" style:font-weight-asian="normal" style:font-weight-complex="normal"/>
    </style:style>
    <style:style style:name="P11" style:family="paragraph" style:parent-style-name="Standard">
      <style:text-properties fo:font-size="12pt" fo:font-weight="normal" officeooo:rsid="002211e8" officeooo:paragraph-rsid="002211e8" style:font-weight-asian="normal" style:font-weight-complex="normal"/>
    </style:style>
    <style:style style:name="P12" style:family="paragraph" style:parent-style-name="Standard">
      <style:text-properties fo:font-size="12pt" fo:font-weight="normal" officeooo:rsid="0023ae52" officeooo:paragraph-rsid="0023ae52" style:font-weight-asian="normal" style:font-weight-complex="normal"/>
    </style:style>
    <style:style style:name="P13" style:family="paragraph" style:parent-style-name="Standard">
      <style:text-properties fo:font-size="12pt" fo:font-weight="normal" officeooo:rsid="0024b653" officeooo:paragraph-rsid="0024b653" style:font-weight-asian="normal" style:font-weight-complex="normal"/>
    </style:style>
    <style:style style:name="P14" style:family="paragraph" style:parent-style-name="Standard">
      <style:text-properties fo:font-size="12pt" fo:font-weight="normal" officeooo:rsid="002628ee" officeooo:paragraph-rsid="002628ee" style:font-weight-asian="normal" style:font-weight-complex="normal"/>
    </style:style>
    <style:style style:name="P15" style:family="paragraph" style:parent-style-name="Standard">
      <style:text-properties fo:font-size="12pt" fo:font-weight="normal" officeooo:rsid="002628ee" officeooo:paragraph-rsid="002e0165" style:font-weight-asian="normal" style:font-weight-complex="normal"/>
    </style:style>
    <style:style style:name="P16" style:family="paragraph" style:parent-style-name="Standard">
      <style:text-properties fo:font-size="12pt" fo:font-weight="normal" officeooo:rsid="002628ee" officeooo:paragraph-rsid="002e0ac8" style:font-weight-asian="normal" style:font-weight-complex="normal"/>
    </style:style>
    <style:style style:name="P17" style:family="paragraph" style:parent-style-name="Standard">
      <style:text-properties fo:font-size="12pt" fo:font-weight="normal" officeooo:rsid="002628ee" officeooo:paragraph-rsid="002f1210" style:font-weight-asian="normal" style:font-weight-complex="normal"/>
    </style:style>
    <style:style style:name="P18" style:family="paragraph" style:parent-style-name="Standard">
      <style:text-properties fo:font-size="12pt" fo:font-style="italic" fo:font-weight="normal" officeooo:rsid="002628ee" officeooo:paragraph-rsid="002628ee" style:font-style-asian="italic" style:font-weight-asian="normal" style:font-style-complex="italic" style:font-weight-complex="normal"/>
    </style:style>
    <style:style style:name="P19" style:family="paragraph" style:parent-style-name="Standard">
      <style:text-properties fo:font-size="12pt" fo:font-style="italic" fo:font-weight="normal" officeooo:rsid="002628ee" officeooo:paragraph-rsid="002e0165" style:font-style-asian="italic" style:font-weight-asian="normal" style:font-style-complex="italic" style:font-weight-complex="normal"/>
    </style:style>
    <style:style style:name="P20" style:family="paragraph" style:parent-style-name="Standard">
      <style:text-properties fo:font-size="12pt" fo:font-style="italic" fo:font-weight="normal" officeooo:rsid="002628ee" officeooo:paragraph-rsid="002e0ac8" style:font-style-asian="italic" style:font-weight-asian="normal" style:font-style-complex="italic" style:font-weight-complex="normal"/>
    </style:style>
    <style:style style:name="P21" style:family="paragraph" style:parent-style-name="Standard">
      <style:text-properties fo:font-size="12pt" fo:font-style="italic" fo:font-weight="normal" officeooo:rsid="002628ee" officeooo:paragraph-rsid="002f1210" style:font-style-asian="italic" style:font-weight-asian="normal" style:font-style-complex="italic" style:font-weight-complex="normal"/>
    </style:style>
    <style:style style:name="P22" style:family="paragraph" style:parent-style-name="Standard">
      <style:text-properties fo:font-size="12pt" fo:font-style="italic" fo:font-weight="normal" officeooo:rsid="002778c0" officeooo:paragraph-rsid="002778c0" style:font-style-asian="italic" style:font-weight-asian="normal" style:font-style-complex="italic" style:font-weight-complex="normal"/>
    </style:style>
    <style:style style:name="P23" style:family="paragraph" style:parent-style-name="Standard">
      <style:text-properties fo:font-size="12pt" fo:font-style="italic" fo:font-weight="normal" officeooo:rsid="002778c0" officeooo:paragraph-rsid="002e0ac8" style:font-style-asian="italic" style:font-weight-asian="normal" style:font-style-complex="italic" style:font-weight-complex="normal"/>
    </style:style>
    <style:style style:name="P24" style:family="paragraph" style:parent-style-name="Standard">
      <style:text-properties fo:font-size="12pt" fo:font-style="italic" fo:font-weight="normal" officeooo:rsid="002778c0" officeooo:paragraph-rsid="002f1210" style:font-style-asian="italic" style:font-weight-asian="normal" style:font-style-complex="italic" style:font-weight-complex="normal"/>
    </style:style>
    <style:style style:name="P25" style:family="paragraph" style:parent-style-name="Standard">
      <style:text-properties fo:font-size="12pt" fo:font-style="italic" fo:font-weight="normal" officeooo:rsid="002e0165" officeooo:paragraph-rsid="002e0165" style:font-style-asian="italic" style:font-weight-asian="normal" style:font-style-complex="italic" style:font-weight-complex="normal"/>
    </style:style>
    <style:style style:name="P26" style:family="paragraph" style:parent-style-name="Standard">
      <style:text-properties fo:font-size="12pt" fo:font-style="italic" fo:font-weight="normal" officeooo:rsid="002e0165" officeooo:paragraph-rsid="002f1210" style:font-style-asian="italic" style:font-weight-asian="normal" style:font-style-complex="italic" style:font-weight-complex="normal"/>
    </style:style>
    <style:style style:name="P27" style:family="paragraph" style:parent-style-name="Standard">
      <style:text-properties fo:font-size="12pt" fo:font-style="italic" fo:font-weight="bold" officeooo:rsid="002778c0" officeooo:paragraph-rsid="002778c0" style:font-style-asian="italic" style:font-weight-asian="bold" style:font-style-complex="italic" style:font-weight-complex="bold"/>
    </style:style>
    <style:style style:name="P28" style:family="paragraph" style:parent-style-name="Standard">
      <style:text-properties fo:font-size="12pt" fo:font-style="italic" fo:font-weight="bold" officeooo:rsid="002778c0" officeooo:paragraph-rsid="002e0ac8" style:font-style-asian="italic" style:font-weight-asian="bold" style:font-style-complex="italic" style:font-weight-complex="bold"/>
    </style:style>
    <style:style style:name="P29" style:family="paragraph" style:parent-style-name="Standard">
      <style:text-properties fo:font-size="12pt" fo:font-style="italic" fo:font-weight="bold" officeooo:rsid="002778c0" officeooo:paragraph-rsid="002f1210" style:font-style-asian="italic" style:font-weight-asian="bold" style:font-style-complex="italic" style:font-weight-complex="bold"/>
    </style:style>
    <style:style style:name="P30" style:family="paragraph" style:parent-style-name="Standard">
      <style:text-properties fo:font-size="12pt" fo:font-style="italic" fo:font-weight="bold" officeooo:rsid="002e0165" officeooo:paragraph-rsid="002e0165" style:font-style-asian="italic" style:font-weight-asian="bold" style:font-style-complex="italic" style:font-weight-complex="bold"/>
    </style:style>
    <style:style style:name="P31" style:family="paragraph" style:parent-style-name="Standard">
      <style:text-properties fo:font-size="12pt" fo:font-style="italic" fo:font-weight="bold" officeooo:rsid="002e0165" officeooo:paragraph-rsid="002f1210" style:font-style-asian="italic" style:font-weight-asian="bold" style:font-style-complex="italic" style:font-weight-complex="bold"/>
    </style:style>
    <style:style style:name="P32" style:family="paragraph" style:parent-style-name="Standard">
      <style:text-properties fo:font-size="12pt" officeooo:rsid="00318809" officeooo:paragraph-rsid="00318809"/>
    </style:style>
    <style:style style:name="P33" style:family="paragraph" style:parent-style-name="Standard">
      <style:text-properties officeooo:paragraph-rsid="002628ee"/>
    </style:style>
    <style:style style:name="P34" style:family="paragraph" style:parent-style-name="Standard">
      <style:text-properties officeooo:paragraph-rsid="002e0165"/>
    </style:style>
    <style:style style:name="P35" style:family="paragraph" style:parent-style-name="Standard">
      <style:text-properties officeooo:paragraph-rsid="002f1210"/>
    </style:style>
    <style:style style:name="T1" style:family="text">
      <style:text-properties fo:font-weight="bold" style:font-weight-asian="bold" style:font-weight-complex="bold"/>
    </style:style>
    <style:style style:name="T2" style:family="text">
      <style:text-properties fo:font-weight="bold" officeooo:rsid="001abb31" style:font-weight-asian="bold" style:font-weight-complex="bold"/>
    </style:style>
    <style:style style:name="T3" style:family="text">
      <style:text-properties fo:font-weight="bold" officeooo:rsid="00315d4d" style:font-weight-asian="bold" style:font-weight-complex="bold"/>
    </style:style>
    <style:style style:name="T4" style:family="text">
      <style:text-properties fo:font-weight="bold" officeooo:rsid="001070ed" style:font-weight-asian="bold" style:font-weight-complex="bold"/>
    </style:style>
    <style:style style:name="T5" style:family="text">
      <style:text-properties fo:font-weight="bold" officeooo:rsid="0014d93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50d73" style:font-weight-asian="normal" style:font-weight-complex="normal"/>
    </style:style>
    <style:style style:name="T8" style:family="text">
      <style:text-properties officeooo:rsid="0014d931"/>
    </style:style>
    <style:style style:name="T9" style:family="text">
      <style:text-properties officeooo:rsid="001a925a"/>
    </style:style>
    <style:style style:name="T10" style:family="text">
      <style:text-properties officeooo:rsid="001abb31"/>
    </style:style>
    <style:style style:name="T11" style:family="text">
      <style:text-properties officeooo:rsid="001fde0a"/>
    </style:style>
    <style:style style:name="T12" style:family="text">
      <style:text-properties officeooo:rsid="001fe550"/>
    </style:style>
    <style:style style:name="T13" style:family="text">
      <style:text-properties officeooo:rsid="002075a4"/>
    </style:style>
    <style:style style:name="T14" style:family="text">
      <style:text-properties officeooo:rsid="002211e8"/>
    </style:style>
    <style:style style:name="T15" style:family="text">
      <style:text-properties officeooo:rsid="0024b653"/>
    </style:style>
    <style:style style:name="T16" style:family="text">
      <style:text-properties fo:font-style="italic" style:font-style-asian="italic" style:font-style-complex="italic"/>
    </style:style>
    <style:style style:name="T17" style:family="text">
      <style:text-properties officeooo:rsid="002e0165"/>
    </style:style>
    <style:style style:name="T18" style:family="text">
      <style:text-properties officeooo:rsid="002e205e"/>
    </style:style>
    <style:style style:name="T19" style:family="text">
      <style:text-properties officeooo:rsid="002e5d75"/>
    </style:style>
    <style:style style:name="T20" style:family="text">
      <style:text-properties officeooo:rsid="002ee71d"/>
    </style:style>
    <style:style style:name="T21" style:family="text">
      <style:text-properties officeooo:rsid="002f1210"/>
    </style:style>
    <style:style style:name="T22" style:family="text">
      <style:text-properties officeooo:rsid="002fe9fc"/>
    </style:style>
    <style:style style:name="T23" style:family="text">
      <style:text-properties officeooo:rsid="0032f440"/>
    </style:style>
    <style:style style:name="T24" style:family="text">
      <style:text-properties officeooo:rsid="00338c50"/>
    </style:style>
    <style:style style:name="T25" style:family="text">
      <style:text-properties officeooo:rsid="003762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text:tab/><text:tab/><text:tab/><text:tab/><text:tab/></text:span><text:span text:style-name="T3">Amdhal’s Law</text:span></text:p>
      <text:p text:style-name="P3"><text:span text:style-name="T5">S</text:span><text:span text:style-name="T1">peedup:</text:span></text:p>
      <text:p text:style-name="P32">If one processor take t1 time on <text:span text:style-name="T23">One</text:span> processor then how much take time on <text:span text:style-name="T1">N</text:span><text:span text:style-name="T6"> processor. </text:span></text:p>
      <text:p text:style-name="P3"/>
      <text:p text:style-name="P3">Lets <text:s/>n =2 <text:s text:c="2"/>; <text:span text:style-name="T24">number of processor</text:span></text:p>
      <text:p text:style-name="P3">t1 = 1 sec <text:s/><text:tab/><text:tab/>(Tn = 1/n <text:s/>: n is number of processor)</text:p>
      <text:p text:style-name="P3">t2 = ½ = 0.5</text:p>
      <text:p text:style-name="P1">speedup = 1/0.5 =2</text:p>
      <text:p text:style-name="P3"/>
      <text:p text:style-name="P3">Here <text:span text:style-name="T1">t1</text:span> is for one processor and <text:span text:style-name="T1">t2</text:span> is for 2 processor.</text:p>
      <text:p text:style-name="P4"/>
      <text:p text:style-name="P4">Then <text:span text:style-name="T1">Speedup </text:span><text:span text:style-name="T6">that time take on one processor over time take on </text:span><text:span text:style-name="T1">N </text:span><text:span text:style-name="T6">processor.</text:span></text:p>
      <text:p text:style-name="P5"><text:span text:style-name="T6">Speedup <text:s/>= t1/t2 = 1/0.5 = 2 </text:span></text:p>
      <text:p text:style-name="P6"><text:span text:style-name="T6"/></text:p>
      <text:p text:style-name="P6"><text:span text:style-name="T6">in this way we will get the linear relation</text:span><text:span text:style-name="T7"> in the term of</text:span><text:span text:style-name="T6"> </text:span><text:span text:style-name="T7">S</text:span><text:span text:style-name="T6">peedup. Number of processor is directly proporational to speedup but its not </text:span><text:span text:style-name="T7">right </text:span><text:span text:style-name="T6">in the real time </text:span><text:span text:style-name="T7">Case</text:span><text:span text:style-name="T6">.</text:span></text:p>
      <text:p text:style-name="P7"><text:span text:style-name="T6">In the real we have </text:span><text:span text:style-name="T3">Amdhal’s Law</text:span></text:p>
      <text:p text:style-name="P8">Amdale’s law say: <text:s/><text:span text:style-name="T25">T</text:span>hat </text:p>
      <text:p text:style-name="P8">There are other factor which effect the speedup <text:span text:style-name="T10">that is the part of </text:span><text:span text:style-name="T2">parallel</text:span><text:span text:style-name="T10"> and and part of </text:span><text:span text:style-name="T2">series</text:span><text:span text:style-name="T10"> and </text:span><text:span text:style-name="T2">number of the processor</text:span>. <text:span text:style-name="T9">They Data structure is used </text:span><text:span text:style-name="T25">whether in </text:span><text:span text:style-name="T9"><text:s/>series or parallel .</text:span></text:p>
      <text:p text:style-name="P8"><text:span text:style-name="T9"><text:s/>For example if the data structure used linked list then there never using parallel processing if the data structure used graph or tree then must be used parallel processing then we will do concurrent processing.</text:span></text:p>
      <text:p text:style-name="P2">Notation</text:p>
      <text:p text:style-name="P9">series(s) , parallel(p) , (number of processor n)</text:p>
      <text:p text:style-name="P9"><text:s text:c="2"/>if we have one single processor</text:p>
      <text:p text:style-name="P9"><text:tab/><text:span text:style-name="T11">T</text:span>1 = S + P <text:s text:c="2"/>if n = 1</text:p>
      <text:p text:style-name="P9"><text:s text:c="2"/>if we have <text:span text:style-name="T1">N</text:span> number of processor</text:p>
      <text:p text:style-name="P10"><text:tab/><text:span text:style-name="T11">Tn</text:span> = <text:span text:style-name="T12">S + P / n <text:s text:c="2"/></text:span><text:span text:style-name="T13">for n processor →</text:span><text:span text:style-name="T14"> 1.1</text:span></text:p>
      <text:p text:style-name="P11"><text:s text:c="2"/>if we have 1 processor</text:p>
      <text:p text:style-name="P11"><text:s text:c="10"/>1 <text:s/>= S + p <text:s/>→ 1.2</text:p>
      <text:p text:style-name="P11"><text:s text:c="10"/>S = 1 – P <text:s/>→ <text:s/>1.3</text:p>
      <text:p text:style-name="P11">putting 1.3 into 1.1</text:p>
      <text:p text:style-name="P11"><text:s text:c="8"/>Tn = (1 – P ) + P /n</text:p>
      <text:p text:style-name="P12">This is called <text:span text:style-name="T1">Amdale’s law</text:span></text:p>
      <text:p text:style-name="P13">in this case what is speedup? </text:p>
      <text:p text:style-name="P13">Speedup = 1 / (<text:span text:style-name="T14">(1 – P ) + P /n</text:span>)</text:p>
      <text:p text:style-name="P13"/>
      <text:p text:style-name="P13"><text:span text:style-name="T1">Numericals</text:span> :</text:p>
      <text:p text:style-name="P14">The number of processor is <text:s/>= n = <text:span text:style-name="T16">10</text:span></text:p>
      <text:p text:style-name="P14">The part of the parallel is = P = <text:span text:style-name="T16">60%</text:span></text:p>
      <text:p text:style-name="P33">the part of the series is = S = <text:span text:style-name="T16">40%</text:span></text:p>
      <text:p text:style-name="P14"/>
      <text:p text:style-name="P14">Solution:</text:p>
      <text:p text:style-name="P18"><text:span text:style-name="T15">Speedup = 1 / (</text:span><text:span text:style-name="T14">(1 – P ) + P /n</text:span><text:span text:style-name="T15">)</text:span></text:p>
      <text:p text:style-name="P22">Speedup = 1/(1-0.6) + 0.6/10</text:p>
      <text:p text:style-name="P27">speedup = 2.17</text:p>
      <text:p text:style-name="P27"/>
      <text:p text:style-name="P30"/>
      <text:p text:style-name="P30"/>
      <text:p text:style-name="P30"/>
      <text:p text:style-name="P30"/>
      <text:p text:style-name="P30"><text:soft-page-break/></text:p>
      <text:p text:style-name="P30"/>
      <text:p text:style-name="P30"/>
      <text:p text:style-name="P30"/>
      <text:p text:style-name="P30"/>
      <text:p text:style-name="P30">Another example :</text:p>
      <text:p text:style-name="P25">What would happen if we keep same number of processor and increase the part of parallel</text:p>
      <text:p text:style-name="P15">The number of processor is <text:s/>= n = <text:span text:style-name="T16">10</text:span></text:p>
      <text:p text:style-name="P15">The part of the parallel is = P = <text:span text:style-name="T17">80</text:span><text:span text:style-name="T16">%</text:span></text:p>
      <text:p text:style-name="P34">the part of the series is = S = <text:span text:style-name="T20">20</text:span><text:span text:style-name="T16">%</text:span></text:p>
      <text:p text:style-name="P19"/>
      <text:p text:style-name="P16">Solution:</text:p>
      <text:p text:style-name="P20"><text:span text:style-name="T15">Speedup = 1 / (</text:span><text:span text:style-name="T14">(1 – P ) + P /n</text:span><text:span text:style-name="T15">)</text:span></text:p>
      <text:p text:style-name="P23">Speedup = 1/(1-0.<text:span text:style-name="T18">8</text:span>) + 0.<text:span text:style-name="T18">8</text:span>/10</text:p>
      <text:p text:style-name="P28">speedup = <text:span text:style-name="T19">3</text:span>.<text:span text:style-name="T19">5</text:span>7</text:p>
      <text:p text:style-name="P28"/>
      <text:p text:style-name="P31">Another example :</text:p>
      <text:p text:style-name="P26">What would happen if we keep same number of processor and <text:span text:style-name="T21">more </text:span>increase the part of parallel</text:p>
      <text:p text:style-name="P17">The number of processor is <text:s/>= n = <text:span text:style-name="T16">10</text:span></text:p>
      <text:p text:style-name="P17">The part of the parallel is = P = <text:span text:style-name="T21">90</text:span><text:span text:style-name="T16">%</text:span></text:p>
      <text:p text:style-name="P35">the part of the series is = S = <text:span text:style-name="T21">10</text:span><text:span text:style-name="T16">%</text:span></text:p>
      <text:p text:style-name="P21"/>
      <text:p text:style-name="P17">Solution:</text:p>
      <text:p text:style-name="P21"><text:span text:style-name="T15">Speedup = 1 / (</text:span><text:span text:style-name="T14">(1 – P ) + P /n</text:span><text:span text:style-name="T15">)</text:span></text:p>
      <text:p text:style-name="P24">Speedup = 1/(1-0.<text:span text:style-name="T21">9</text:span>) + 0.<text:span text:style-name="T21">9</text:span>/10</text:p>
      <text:p text:style-name="P29">speedup = <text:span text:style-name="T22">5.26</text:span></text:p>
      <text:p text:style-name="P29"/>
      <text:p text:style-name="P22"/>
      <text:p text:style-name="P22"/>
      <text:p text:style-name="P22"/>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9:50:21.791845047</meta:creation-date>
    <dc:date>2021-03-30T21:44:20.033994766</dc:date>
    <meta:editing-duration>PT1H53M36S</meta:editing-duration>
    <meta:editing-cycles>46</meta:editing-cycles>
    <meta:generator>LibreOffice/6.4.6.2$Linux_X86_64 LibreOffice_project/40$Build-2</meta:generator>
    <meta:document-statistic meta:table-count="0" meta:image-count="0" meta:object-count="0" meta:page-count="2" meta:paragraph-count="55" meta:word-count="473" meta:character-count="2203" meta:non-whitespace-character-count="1712"/>
  </office:meta>
</office:document-meta>
</file>